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00" fo:border="0.06pt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d7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a6" fo:border="0.06pt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ff6d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ff38" fo:border="0.06pt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6e905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2a6099" fo:border="0.06pt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729fcf" fo:border="0.06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Endereç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0" calcext:value-type="float" table:number-columns-spanned="1" table:number-rows-spanned="4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4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4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4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val[0]</text:p>
          </table:table-cell>
          <table:table-cell office:value-type="string" calcext:value-type="string">
            <text:p>int[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6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6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6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val[1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6" calcext:value-type="float" table:number-columns-spanned="1" table:number-rows-spanned="4">
            <text:p>6</text:p>
          </table:table-cell>
          <table:table-cell office:value-type="string" calcext:value-type="string">
            <text:p>val[2]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ce10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style-name="ce10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style-name="ce10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float" office:value="8" calcext:value-type="float" table:number-columns-spanned="1" table:number-rows-spanned="4">
            <text:p>8</text:p>
          </table:table-cell>
          <table:table-cell office:value-type="string" calcext:value-type="string">
            <text:p>val[3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val[4]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t *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covered-table-cell table:style-name="ce16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covered-table-cell table:style-name="ce16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covered-table-cell table:style-name="ce16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float" office:value="21" calcext:value-type="float" table:number-columns-spanned="1" table:number-rows-spanned="4">
            <text:p>21</text:p>
          </table:table-cell>
          <table:table-cell office:value-type="string" calcext:value-type="string">
            <text:p>pVal</text:p>
          </table:table-cell>
          <table:table-cell office:value-type="string" calcext:value-type="string">
            <text:p>int *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 table:style-name="ce18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covered-table-cell table:style-name="ce1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style-name="ce18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1:54:10.9584399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19:53.871386815</meta:creation-date>
    <dc:date>2021-03-16T21:54:46.581875295</dc:date>
    <meta:editing-duration>PT1M19S</meta:editing-duration>
    <meta:editing-cycles>2</meta:editing-cycles>
    <meta:generator>LibreOffice/6.4.6.2$Linux_X86_64 LibreOffice_project/40$Build-2</meta:generator>
    <meta:document-statistic meta:table-count="1" meta:cell-count="62" meta:object-count="0"/>
  </office:meta>
</office:document-meta>
</file>